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erlin Sans FB" svg:font-family="'Berlin Sans FB'" style:font-pitch="variable"/>
    <style:font-face style:name="Gabriola" svg:font-family="Gabriola" style:font-family-generic="decorative" style:font-pitch="variable"/>
    <style:font-face style:name="Arial" svg:font-family="Arial" style:font-family-generic="roman" style:font-pitch="variable"/>
    <style:font-face style:name="Harrington" svg:font-family="Harrington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 style:list-style-name="L1">
      <style:graphic-properties draw:stroke="none" draw:fill="none" fo:min-height="6.828cm"/>
    </style:style>
    <style:style style:name="gr2" style:family="graphic">
      <style:graphic-properties style:protect="size"/>
    </style:style>
    <style:style style:name="gr3" style:family="graphic" style:parent-style-name="Default_5f_1" style:list-style-name="L1">
      <style:graphic-properties draw:stroke="none" draw:fill="none" fo:min-height="5.071cm"/>
    </style:style>
    <style:style style:name="gr4" style:family="graphic" style:parent-style-name="Default_5f_1" style:list-style-name="L1">
      <style:graphic-properties draw:stroke="none" draw:fill="none" fo:min-height="5.071cm"/>
    </style:style>
    <style:style style:name="gr5" style:family="graphic" style:parent-style-name="Default_5f_1" style:list-style-name="L1">
      <style:graphic-properties draw:stroke="none" draw:fill="none" fo:min-height="6.761cm"/>
    </style:style>
    <style:style style:name="gr6" style:family="graphic" style:parent-style-name="Default_5f_1" style:list-style-name="L1">
      <style:graphic-properties draw:stroke="none" draw:fill="none" fo:min-height="6.761cm"/>
    </style:style>
    <style:style style:name="gr7" style:family="graphic" style:parent-style-name="Default_5f_1" style:list-style-name="L1">
      <style:graphic-properties draw:stroke="none" draw:fill="none" fo:min-height="5.071cm"/>
    </style:style>
    <style:style style:name="gr8" style:family="graphic" style:parent-style-name="standard" style:list-style-name="L1">
      <style:graphic-properties draw:stroke="none" draw:fill="none" fo:min-height="4.068cm"/>
    </style:style>
    <style:style style:name="gr9" style:family="graphic" style:parent-style-name="standard" style:list-style-name="L1">
      <style:graphic-properties draw:stroke="none" draw:fill="none" fo:min-height="5.071cm"/>
    </style:style>
    <style:style style:name="gr10" style:family="graphic" style:parent-style-name="standard" style:list-style-name="L1">
      <style:graphic-properties draw:stroke="none" draw:fill="none" fo:min-height="7.152cm"/>
    </style:style>
    <style:style style:name="gr11" style:family="graphic" style:parent-style-name="standard" style:list-style-name="L1">
      <style:graphic-properties draw:stroke="none" draw:fill="none" fo:min-height="5.071cm"/>
    </style:style>
    <style:style style:name="gr12" style:family="graphic" style:parent-style-name="standard" style:list-style-name="L1">
      <style:graphic-properties draw:stroke="none" draw:fill="none" fo:min-height="6.761cm"/>
    </style:style>
    <style:style style:name="gr13" style:family="graphic" style:parent-style-name="standard" style:list-style-name="L1">
      <style:graphic-properties draw:stroke="none" draw:fill="none" fo:min-height="5.071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r10" style:family="presentation" style:parent-style-name="Default10-notes">
      <style:graphic-properties draw:fill-color="#ffffff" draw:auto-grow-height="true" fo:min-height="12.572cm"/>
    </style:style>
    <style:style style:name="pr11" style:family="presentation" style:parent-style-name="Default11-notes">
      <style:graphic-properties draw:fill-color="#ffffff" draw:auto-grow-height="true" fo:min-height="12.572cm"/>
    </style:style>
    <style:style style:name="pr12" style:family="presentation" style:parent-style-name="Default12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19.05cm" style:type="right"/>
        </style:tab-stops>
      </style:paragraph-properties>
      <style:text-properties fo:color="#000000" style:font-name="Segoe UI Semibold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Segoe UI Semibold1" fo:font-size="28pt" fo:language="en" fo:country="US" fo:font-style="normal" fo:text-shadow="none" style:text-underline-style="solid" style:text-underline-width="auto" style:text-underline-color="font-color" fo:font-weight="normal" style:letter-kerning="true" style:font-name-asian="Berlin Sans FB" style:font-size-asian="28pt" style:language-asian="ar" style:country-asian="SA" style:font-style-asian="normal" style:font-weight-asian="normal" style:font-name-complex="Harrington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Segoe UI Semibold1" fo:font-size="28pt" fo:language="en" fo:country="US" fo:font-style="normal" fo:text-shadow="none" style:text-underline-style="none" fo:font-weight="normal" style:letter-kerning="true" style:font-name-asian="Berlin Sans FB" style:font-size-asian="28pt" style:language-asian="ar" style:country-asian="SA" style:font-style-asian="normal" style:font-weight-asian="normal" style:font-name-complex="Harrington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Segoe UI" fo:font-size="32pt" fo:language="en" fo:country="US" fo:font-style="normal" fo:text-shadow="none" style:text-underline-style="none" fo:font-weight="normal" style:letter-kerning="true" style:font-name-asian="Berlin Sans FB" style:font-size-asian="32pt" style:language-asian="ar" style:country-asian="SA" style:font-style-asian="normal" style:font-weight-asian="normal" style:font-name-complex="Harrington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Gabriola" fo:font-size="48pt" fo:language="en" fo:country="US" fo:font-style="normal" fo:text-shadow="none" style:text-underline-style="none" fo:font-weight="bold" style:letter-kerning="true" style:font-name-asian="Berlin Sans FB" style:font-size-asian="48pt" style:language-asian="ar" style:country-asian="SA" style:font-style-asian="normal" style:font-weight-asian="bold" style:font-name-complex="Harrington" style:font-size-complex="4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bold" style:letter-kerning="true" style:font-name-asian="Berlin Sans FB" style:font-size-asian="36pt" style:language-asian="ar" style:country-asian="SA" style:font-style-asian="normal" style:font-weight-asian="bold" style:font-name-complex="Harrington" style:font-size-complex="3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office:forms form:automatic-focus="false" form:apply-design-mode="false"/>
        <draw:frame draw:style-name="gr1" draw:text-style-name="P2" draw:layer="layout" svg:width="26.162cm" svg:height="7.078cm" svg:x="0.753cm" svg:y="0.461cm">
          <draw:text-box>
            <text:p text:style-name="P1"><text:span text:style-name="T1">CONFESSION OF FAITH</text:span><text:span text:style-name="T2">:</text:span><text:span text:style-name="T3"> </text:span><text:span text:style-name="T4">Nicene Creed</text:span></text:p>
            <text:p text:style-name="P1"><text:span text:style-name="T5">I believe in one God, the Father Almighty,</text:span></text:p>
            <text:p text:style-name="P1"><text:span text:style-name="T5">maker of heaven and earth</text:span></text:p>
            <text:p text:style-name="P1"><text:span text:style-name="T5">and of all things visible and invisibl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office:forms form:automatic-focus="false" form:apply-design-mode="false"/>
        <draw:frame draw:style-name="gr3" draw:text-style-name="P2" draw:layer="layout" svg:width="26.162cm" svg:height="5.321cm" svg:x="0.837cm" svg:y="0.521cm">
          <draw:text-box>
            <text:p text:style-name="P1"><text:span text:style-name="T5">And in one Lord Jesus Christ,</text:span></text:p>
            <text:p text:style-name="P1"><text:span text:style-name="T5">the only-begotten Son of God,</text:span></text:p>
            <text:p text:style-name="P1"><text:span text:style-name="T5">begotten of His Father before all worlds,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office:forms form:automatic-focus="false" form:apply-design-mode="false"/>
        <draw:frame draw:style-name="gr4" draw:text-style-name="P2" draw:layer="layout" svg:width="26.162cm" svg:height="5.321cm" svg:x="0.837cm" svg:y="0.521cm">
          <draw:text-box>
            <text:p text:style-name="P1"><text:span text:style-name="T5">God of God, Light of Light,</text:span></text:p>
            <text:p text:style-name="P1"><text:span text:style-name="T5">very God of very God,</text:span></text:p>
            <text:p text:style-name="P1"><text:span text:style-name="T5">begotten, not made,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office:forms form:automatic-focus="false" form:apply-design-mode="false"/>
        <draw:frame draw:style-name="gr5" draw:text-style-name="P2" draw:layer="layout" svg:width="26.162cm" svg:height="7.011cm" svg:x="0.837cm" svg:y="0.609cm">
          <draw:text-box>
            <text:p text:style-name="P1"><text:span text:style-name="T5">being of one substance with the Father,</text:span></text:p>
            <text:p text:style-name="P1"><text:span text:style-name="T5">by whom all things were made;</text:span></text:p>
            <text:p text:style-name="P1"><text:span text:style-name="T5">who for us men and for our salvation</text:span></text:p>
            <text:p text:style-name="P1"><text:span text:style-name="T5">came down from heave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office:forms form:automatic-focus="false" form:apply-design-mode="false"/>
        <draw:frame draw:style-name="gr6" draw:text-style-name="P2" draw:layer="layout" svg:width="26.162cm" svg:height="7.011cm" svg:x="0.837cm" svg:y="0.609cm">
          <draw:text-box>
            <text:p text:style-name="P1"><text:span text:style-name="T5">and was incarnate by the Holy Spirit</text:span></text:p>
            <text:p text:style-name="P1"><text:span text:style-name="T5">of the virgin Mary and was made man;</text:span></text:p>
            <text:p text:style-name="P1"><text:span text:style-name="T5">and was crucified also for us</text:span></text:p>
            <text:p text:style-name="P1"><text:span text:style-name="T5">under Pontius Pilat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office:forms form:automatic-focus="false" form:apply-design-mode="false"/>
        <draw:frame draw:style-name="gr7" draw:text-style-name="P2" draw:layer="layout" svg:width="25.325cm" svg:height="5.321cm" svg:x="1.171cm" svg:y="0.5cm">
          <draw:text-box>
            <text:p text:style-name="P1"><text:span text:style-name="T5">He suffered and and was buried.</text:span></text:p>
            <text:p text:style-name="P1"><text:span text:style-name="T5">And the third day He rose again </text:span></text:p>
            <text:p text:style-name="P1"><text:span text:style-name="T5">according to the Scriptur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office:forms form:automatic-focus="false" form:apply-design-mode="false"/>
        <draw:frame draw:style-name="gr8" draw:text-style-name="P2" draw:layer="layout" svg:width="25.654cm" svg:height="4.318cm" svg:x="1.016cm" svg:y="0.508cm">
          <draw:text-box>
            <text:p text:style-name="P1"><text:span text:style-name="T5">and ascended into heaven</text:span></text:p>
            <text:p text:style-name="P1"><text:span text:style-name="T5">and sits at the right hand of the Father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8">
        <office:forms form:automatic-focus="false" form:apply-design-mode="false"/>
        <draw:frame draw:style-name="gr9" draw:text-style-name="P2" draw:layer="layout" svg:width="25.654cm" svg:height="5.321cm" svg:x="1.016cm" svg:y="0.503cm">
          <draw:text-box>
            <text:p text:style-name="P1"><text:span text:style-name="T5">and He will come again with glory</text:span></text:p>
            <text:p text:style-name="P1"><text:span text:style-name="T5">to judge both the living and the dead,</text:span></text:p>
            <text:p text:style-name="P1"><text:span text:style-name="T5">whose kingdom will have no en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">
        <office:forms form:automatic-focus="false" form:apply-design-mode="false"/>
        <draw:frame draw:style-name="gr10" draw:text-style-name="P2" draw:layer="layout" svg:width="25.146cm" svg:height="7.402cm" svg:x="1.27cm" svg:y="0.508cm">
          <draw:text-box>
            <text:p text:style-name="P1"><text:span text:style-name="T5">And I believe in the Holy Spirit,</text:span></text:p>
            <text:p text:style-name="P1"><text:span text:style-name="T5">the Lord and giver of life,</text:span></text:p>
            <text:p text:style-name="P1"><text:span text:style-name="T5">who proceeds from the Father</text:span></text:p>
            <text:p text:style-name="P1"><text:span text:style-name="T5">and the Son,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10">
        <office:forms form:automatic-focus="false" form:apply-design-mode="false"/>
        <draw:frame draw:style-name="gr11" draw:text-style-name="P2" draw:layer="layout" svg:width="26.162cm" svg:height="5.321cm" svg:x="0.753cm" svg:y="0.461cm">
          <draw:text-box>
            <text:p text:style-name="P1"><text:span text:style-name="T5">Who with the Father and the Son</text:span></text:p>
            <text:p text:style-name="P1"><text:span text:style-name="T5">together is worshiped and glorified,</text:span></text:p>
            <text:p text:style-name="P1"><text:span text:style-name="T5">who spoke by the prophet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1">
        <office:forms form:automatic-focus="false" form:apply-design-mode="false"/>
        <draw:frame draw:style-name="gr12" draw:text-style-name="P2" draw:layer="layout" svg:width="26.162cm" svg:height="7.011cm" svg:x="0.837cm" svg:y="0.508cm">
          <draw:text-box>
            <text:p text:style-name="P1"><text:span text:style-name="T5">And I believe in one holy Christian</text:span></text:p>
            <text:p text:style-name="P1"><text:span text:style-name="T5">and Apostolic Church,</text:span></text:p>
            <text:p text:style-name="P1"><text:span text:style-name="T5">I acknowledge one Baptism</text:span></text:p>
            <text:p text:style-name="P1"><text:span text:style-name="T5">for the remission of sins,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12">
        <office:forms form:automatic-focus="false" form:apply-design-mode="false"/>
        <draw:frame draw:style-name="gr13" draw:text-style-name="P2" draw:layer="layout" svg:width="26.162cm" svg:height="5.321cm" svg:x="0.837cm" svg:y="0.508cm">
          <draw:text-box>
            <text:p text:style-name="P1"><text:span text:style-name="T5">and I look for the resurrection of the dead</text:span></text:p>
            <text:p text:style-name="P1"><text:span text:style-name="T5">and the life of the world to come. <text:s/></text:span></text:p>
            <text:p text:style-name="P1"><text:span text:style-name="T5">Ame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erlin Sans FB" svg:font-family="'Berlin Sans FB'" style:font-pitch="variable"/>
    <style:font-face style:name="Gabriola" svg:font-family="Gabriola" style:font-family-generic="decorative" style:font-pitch="variable"/>
    <style:font-face style:name="Arial" svg:font-family="Arial" style:font-family-generic="roman" style:font-pitch="variable"/>
    <style:font-face style:name="Harrington" svg:font-family="Harrington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4.639cm" svg:height="9.13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office:forms form:automatic-focus="false" form:apply-design-mode="false"/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office:forms form:automatic-focus="false" form:apply-design-mode="false"/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office:forms form:automatic-focus="false" form:apply-design-mode="false"/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office:forms form:automatic-focus="false" form:apply-design-mode="false"/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office:forms form:automatic-focus="false" form:apply-design-mode="false"/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office:forms form:automatic-focus="false" form:apply-design-mode="false"/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office:forms form:automatic-focus="false" form:apply-design-mode="false"/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office:forms form:automatic-focus="false" form:apply-design-mode="false"/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office:forms form:automatic-focus="false" form:apply-design-mode="false"/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office:forms form:automatic-focus="false" form:apply-design-mode="false"/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office:forms form:automatic-focus="false" form:apply-design-mode="false"/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2">
      <office:forms form:automatic-focus="false" form:apply-design-mode="false"/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06T20:09:50.83</meta:creation-date>
    <dc:date>2019-01-29T15:34:17.862000000</dc:date>
    <meta:editing-duration>PT2H47M31S</meta:editing-duration>
    <meta:editing-cycles>117</meta:editing-cycles>
    <meta:generator>LibreOffice/6.1.3.2$Windows_X86_64 LibreOffice_project/86daf60bf00efa86ad547e59e09d6bb77c699acb</meta:generator>
    <meta:document-statistic meta:object-count="201"/>
  </office:meta>
</office:document-meta>
</file>